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Rounded_20_short_20_Arrow" draw:marker-start-width="0.2cm" draw:marker-start-center="true" draw:marker-end="Rounded_20_short_20_Arrow" draw:marker-end-width="0.2cm" draw:marker-end-center="tru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0.123cm" svg:x2="0.5cm" svg:y2="0.8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20$Build-9567</meta:generator>
    <meta:initial-creator>Will</meta:initial-creator>
    <meta:creation-date>2008-08-29T19:31:43</meta:creation-date>
    <dc:creator>Will-uchan </dc:creator>
    <dc:date>2015-03-28T23:58:56</dc:date>
    <meta:editing-cycles>3</meta:editing-cycles>
    <meta:editing-duration>PT9M37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